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8bfda58" style:family="table" style:master-page-name="ta-mp-0x8bfda58">
      <style:table-properties table:display="true" style:writing-mode="lr-tb"/>
    </style:style>
    <style:style style:name="ta-0x8bfdbb0" style:family="table" style:master-page-name="ta-mp-0x8bfdbb0">
      <style:table-properties table:display="true" style:writing-mode="lr-tb"/>
    </style:style>
    <style:style style:name="ta-0x8bfdd08" style:family="table" style:master-page-name="ta-mp-0x8bfdd08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64.01pt" style:use-optimal-column-width="true"/>
    </style:style>
    <style:style style:name="ACE-0x8bcc2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bcd35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8bce3d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8bcd41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8bcd2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8bcc5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bcd65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8bce85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8bcd7d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8bcd7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8bccd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bcda1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8bcd1d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8bce6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8bcdb9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8bcda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OL-1" style:family="table-column">
      <style:table-column-properties style:column-width="127.70pt" style:use-optimal-column-width="true"/>
    </style:style>
    <style:style style:name="ACOL-2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Visualizar partidas en curso como espectador - ESC01" table:style-name="ta-0x8bfda58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3"/>
        <table:table-column table:style-name="ACOL-0" table:number-columns-repeated="1020"/>
        <table:table-row table:style-name="AROW-0">
          <table:table-cell table:number-columns-spanned="7" table:style-name="ACE-0x8bcd418" office:value-type="string" office:string-value="Caso de uso: Visualizar partidas en curso como espectador">
            <text:p>Caso de uso: Visualizar partidas en curso como espectador</text:p>
          </table:table-cell>
          <table:covered-table-cell table:number-columns-repeated="6"/>
          <table:table-cell table:number-columns-repeated="1017" table:style-name="ACE-0x8bcd298"/>
        </table:table-row>
        <table:table-row table:style-name="AROW-0">
          <table:table-cell table:number-columns-spanned="7" table:style-name="ACE-0x8bcd418" office:value-type="string" office:string-value="Descripcion del escenario: Escenario típico">
            <text:p>Descripcion del escenario: Escenario típico</text:p>
          </table:table-cell>
          <table:covered-table-cell table:number-columns-repeated="6"/>
          <table:table-cell table:number-columns-repeated="1017" table:style-name="ACE-0x8bcd298"/>
        </table:table-row>
        <table:table-row table:style-name="AROW-0">
          <table:table-cell table:number-columns-spanned="3" table:style-name="ACE-0x8bcd418" office:value-type="string" office:string-value="Juan Carlos Villalta Alvarado – A96812">
            <text:p>Juan Carlos Villalta Alvarado – A96812</text:p>
          </table:table-cell>
          <table:covered-table-cell table:number-columns-repeated="2"/>
          <table:table-cell table:number-columns-spanned="4" table:style-name="ACE-0x8bcd418" office:value-type="string" office:string-value="Fecha: 21/04/2013">
            <text:p>Fecha: 21/04/2013</text:p>
          </table:table-cell>
          <table:covered-table-cell table:number-columns-repeated="3"/>
          <table:table-cell table:number-columns-repeated="1017" table:style-name="ACE-0x8bcd298"/>
        </table:table-row>
        <table:table-row table:style-name="AROW-0">
          <table:table-cell table:number-columns-repeated="1024" table:style-name="ACE-0x8bcd298"/>
        </table:table-row>
        <table:table-row table:style-name="AROW-0">
          <table:table-cell table:style-name="ACE-0x8bcd358" office:value-type="string" office:string-value="CP-01">
            <text:p>CP-01</text:p>
          </table:table-cell>
          <table:table-cell table:number-columns-spanned="6" table:style-name="ACE-0x8bce3d8" office:value-type="string" office:string-value="Ingreso a una partida en modo espectador.">
            <text:p>Ingreso a una partida en modo espectador.</text:p>
          </table:table-cell>
          <table:covered-table-cell table:number-columns-repeated="5"/>
          <table:table-cell table:number-columns-repeated="1017" table:style-name="ACE-0x8bcd298"/>
        </table:table-row>
        <table:table-row table:style-name="AROW-0">
          <table:table-cell table:style-name="ACE-0x8bcd358" office:value-type="string" office:string-value="Defectos encontrados">
            <text:p>Defectos encontrados</text:p>
          </table:table-cell>
          <table:table-cell table:number-columns-spanned="6" table:style-name="ACE-0x8bce3d8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8bcd298"/>
        </table:table-row>
        <table:table-row table:style-name="AROW-0">
          <table:table-cell table:style-name="ACE-0x8bcd358" office:value-type="string" office:string-value="Resultados obtenidos">
            <text:p>Resultados obtenidos</text:p>
          </table:table-cell>
          <table:table-cell table:number-columns-spanned="6" table:style-name="ACE-0x8bce3d8" office:value-type="string" office:string-value="Se logro entrar a la partida disponible en modo espectador.">
            <text:p>Se logro entrar a la partida disponible en modo espectador.</text:p>
          </table:table-cell>
          <table:covered-table-cell table:number-columns-repeated="5"/>
          <table:table-cell table:number-columns-repeated="1017" table:style-name="ACE-0x8bcd298"/>
        </table:table-row>
        <table:table-row table:style-name="AROW-0">
          <table:table-cell table:style-name="ACE-0x8bcd358" office:value-type="string" office:string-value="Resultados esperados">
            <text:p>Resultados esperados</text:p>
          </table:table-cell>
          <table:table-cell table:number-columns-spanned="6" table:style-name="ACE-0x8bce3d8" office:value-type="string" office:string-value="Los mismos que se obtuvieron.">
            <text:p>Los mismos que se obtuvieron.</text:p>
          </table:table-cell>
          <table:covered-table-cell table:number-columns-repeated="5"/>
          <table:table-cell table:number-columns-repeated="1017" table:style-name="ACE-0x8bcd298"/>
        </table:table-row>
        <table:table-row table:style-name="AROW-0">
          <table:table-cell table:style-name="ACE-0x8bcd358" office:value-type="string" office:string-value="Ent-1">
            <text:p>Ent-1</text:p>
          </table:table-cell>
          <table:table-cell table:style-name="ACE-0x8bce3d8" office:value-type="string" office:string-value="Se verifica que se encuentre en la pagina para elegir una partida para entrar en modo espectador.">
            <text:p>Se verifica que se encuentre en la pagina para elegir una partida para entrar en modo espectador.</text:p>
          </table:table-cell>
          <table:table-cell table:number-columns-repeated="5" table:style-name="ACE-0x8bce3d8"/>
          <table:table-cell table:number-columns-repeated="1017" table:style-name="ACE-0x8bcd298"/>
        </table:table-row>
        <table:table-row table:style-name="AROW-0">
          <table:table-cell table:style-name="ACE-0x8bcd358" office:value-type="string" office:string-value="Ent-2">
            <text:p>Ent-2</text:p>
          </table:table-cell>
          <table:table-cell table:number-columns-spanned="6" table:style-name="ACE-0x8bce3d8" office:value-type="string" office:string-value="Se verifica que aparezca la tabla de partidas para espectar.">
            <text:p>Se verifica que aparezca la tabla de partidas para espectar.</text:p>
          </table:table-cell>
          <table:covered-table-cell table:number-columns-repeated="5"/>
          <table:table-cell table:number-columns-repeated="1017" table:style-name="ACE-0x8bcd298"/>
        </table:table-row>
        <table:table-row table:style-name="AROW-0">
          <table:table-cell table:style-name="ACE-0x8bcd358" office:value-type="string" office:string-value="Ent-3">
            <text:p>Ent-3</text:p>
          </table:table-cell>
          <table:table-cell table:number-columns-spanned="6" table:style-name="ACE-0x8bce3d8" office:value-type="string" office:string-value="Se da click en la fila de una partida.">
            <text:p>Se da click en la fila de una partida.</text:p>
          </table:table-cell>
          <table:covered-table-cell table:number-columns-repeated="5"/>
          <table:table-cell table:number-columns-repeated="1017" table:style-name="ACE-0x8bcd298"/>
        </table:table-row>
        <table:table-row table:style-name="AROW-0">
          <table:table-cell table:style-name="ACE-0x8bcd358" office:value-type="string" office:string-value="Ent-4">
            <text:p>Ent-4</text:p>
          </table:table-cell>
          <table:table-cell table:number-columns-spanned="6" table:style-name="ACE-0x8bce3d8" office:value-type="string" office:string-value="Se verifica que aparezcan los datos de la partida.">
            <text:p>Se verifica que aparezcan los datos de la partida.</text:p>
          </table:table-cell>
          <table:covered-table-cell table:number-columns-repeated="5"/>
          <table:table-cell table:number-columns-repeated="1017" table:style-name="ACE-0x8bcd298"/>
        </table:table-row>
        <table:table-row table:style-name="AROW-0">
          <table:table-cell table:style-name="ACE-0x8bcd358" office:value-type="string" office:string-value="Ent-5">
            <text:p>Ent-5</text:p>
          </table:table-cell>
          <table:table-cell table:number-columns-spanned="6" table:style-name="ACE-0x8bce3d8" office:value-type="string" office:string-value="Se da click en &quot;Entrar como espectador&quot;">
            <text:p>Se da click en "Entrar como espectador"</text:p>
          </table:table-cell>
          <table:covered-table-cell table:number-columns-repeated="5"/>
          <table:table-cell table:number-columns-repeated="1017" table:style-name="ACE-0x8bcd298"/>
        </table:table-row>
        <table:table-row table:style-name="AROW-0">
          <table:table-cell table:style-name="ACE-0x8bcd358" office:value-type="string" office:string-value="Ent-6">
            <text:p>Ent-6</text:p>
          </table:table-cell>
          <table:table-cell table:style-name="ACE-0x8bce3d8" office:value-type="string" office:string-value="Se verifica que se cargue una nueva pagina con la partida en modo espectador.">
            <text:p>Se verifica que se cargue una nueva pagina con la partida en modo espectador.</text:p>
          </table:table-cell>
          <table:table-cell table:number-columns-repeated="5" table:style-name="ACE-0x8bce3d8"/>
          <table:table-cell table:number-columns-repeated="1017" table:style-name="ACE-0x8bcd298"/>
        </table:table-row>
        <table:table-row table:style-name="AROW-0">
          <table:table-cell table:number-columns-repeated="1024" table:style-name="ACE-0x8bcd298"/>
        </table:table-row>
        <table:table-row table:style-name="AROW-0">
          <table:table-cell table:style-name="ACE-0x8bcd358" office:value-type="string" office:string-value="CP-02">
            <text:p>CP-02</text:p>
          </table:table-cell>
          <table:table-cell table:style-name="ACE-0x8bce3d8" office:value-type="string" office:string-value="Ingreso a una partida en modo espectador de un usuario en especifico.">
            <text:p>Ingreso a una partida en modo espectador de un usuario en especifico.</text:p>
          </table:table-cell>
          <table:table-cell table:number-columns-repeated="5" table:style-name="ACE-0x8bce3d8"/>
          <table:table-cell table:number-columns-repeated="1017" table:style-name="ACE-0x8bcd298"/>
        </table:table-row>
        <table:table-row table:style-name="AROW-0">
          <table:table-cell table:style-name="ACE-0x8bcd358" office:value-type="string" office:string-value="Defectos encontrados">
            <text:p>Defectos encontrados</text:p>
          </table:table-cell>
          <table:table-cell table:number-columns-spanned="6" table:style-name="ACE-0x8bce3d8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8bcd298"/>
        </table:table-row>
        <table:table-row table:style-name="AROW-0">
          <table:table-cell table:style-name="ACE-0x8bcd358" office:value-type="string" office:string-value="Resultados obtenidos">
            <text:p>Resultados obtenidos</text:p>
          </table:table-cell>
          <table:table-cell table:style-name="ACE-0x8bce3d8" office:value-type="string" office:string-value="Se logro entrar a la partida disponible en modo espectador. Ademas, se logro ver el nombre del jugador administrador de la partida.">
            <text:p>Se logro entrar a la partida disponible en modo espectador. Ademas, se logro ver el nombre del jugador administrador de la partida.</text:p>
          </table:table-cell>
          <table:table-cell table:number-columns-repeated="5" table:style-name="ACE-0x8bce3d8"/>
          <table:table-cell table:number-columns-repeated="1017" table:style-name="ACE-0x8bcd298"/>
        </table:table-row>
        <table:table-row table:style-name="AROW-0">
          <table:table-cell table:style-name="ACE-0x8bcd358" office:value-type="string" office:string-value="Resultados esperados">
            <text:p>Resultados esperados</text:p>
          </table:table-cell>
          <table:table-cell table:number-columns-spanned="6" table:style-name="ACE-0x8bce3d8" office:value-type="string" office:string-value="Los mismos que se obtuvieron.">
            <text:p>Los mismos que se obtuvieron.</text:p>
          </table:table-cell>
          <table:covered-table-cell table:number-columns-repeated="5"/>
          <table:table-cell table:number-columns-repeated="1017" table:style-name="ACE-0x8bcd298"/>
        </table:table-row>
        <table:table-row table:style-name="AROW-0">
          <table:table-cell table:style-name="ACE-0x8bcd358" office:value-type="string" office:string-value="Ent-1">
            <text:p>Ent-1</text:p>
          </table:table-cell>
          <table:table-cell table:style-name="ACE-0x8bce3d8" office:value-type="string" office:string-value="Se verifica que se encuentre en la pagina para elegir una partida para entrar en modo espectador.">
            <text:p>Se verifica que se encuentre en la pagina para elegir una partida para entrar en modo espectador.</text:p>
          </table:table-cell>
          <table:table-cell table:number-columns-repeated="5" table:style-name="ACE-0x8bce3d8"/>
          <table:table-cell table:number-columns-repeated="1017" table:style-name="ACE-0x8bcd298"/>
        </table:table-row>
        <table:table-row table:style-name="AROW-0">
          <table:table-cell table:style-name="ACE-0x8bcd358" office:value-type="string" office:string-value="Ent-2">
            <text:p>Ent-2</text:p>
          </table:table-cell>
          <table:table-cell table:number-columns-spanned="6" table:style-name="ACE-0x8bce3d8" office:value-type="string" office:string-value="Se verifica que aparezca la tabla de partidas para espectar.">
            <text:p>Se verifica que aparezca la tabla de partidas para espectar.</text:p>
          </table:table-cell>
          <table:covered-table-cell table:number-columns-repeated="5"/>
          <table:table-cell table:number-columns-repeated="1017" table:style-name="ACE-0x8bcd298"/>
        </table:table-row>
        <table:table-row table:style-name="AROW-0">
          <table:table-cell table:style-name="ACE-0x8bcd358" office:value-type="string" office:string-value="Ent-3">
            <text:p>Ent-3</text:p>
          </table:table-cell>
          <table:table-cell table:number-columns-spanned="6" table:style-name="ACE-0x8bce3d8" office:value-type="string" office:string-value="Se da click en la fila de una partida.">
            <text:p>Se da click en la fila de una partida.</text:p>
          </table:table-cell>
          <table:covered-table-cell table:number-columns-repeated="5"/>
          <table:table-cell table:number-columns-repeated="1017" table:style-name="ACE-0x8bcd298"/>
        </table:table-row>
        <table:table-row table:style-name="AROW-0">
          <table:table-cell table:style-name="ACE-0x8bcd358" office:value-type="string" office:string-value="Ent-4">
            <text:p>Ent-4</text:p>
          </table:table-cell>
          <table:table-cell table:number-columns-spanned="6" table:style-name="ACE-0x8bce3d8" office:value-type="string" office:string-value="Se verifica que aparezcan los datos de la partida.">
            <text:p>Se verifica que aparezcan los datos de la partida.</text:p>
          </table:table-cell>
          <table:covered-table-cell table:number-columns-repeated="5"/>
          <table:table-cell table:number-columns-repeated="1017" table:style-name="ACE-0x8bcd298"/>
        </table:table-row>
        <table:table-row table:style-name="AROW-0">
          <table:table-cell table:style-name="ACE-0x8bcd358" office:value-type="string" office:string-value="Ent-5">
            <text:p>Ent-5</text:p>
          </table:table-cell>
          <table:table-cell table:style-name="ACE-0x8bcd298" office:value-type="string" office:string-value="Se verifica que aparezcan los datos del nombre del jugador administrador de la partida en la tabla.">
            <text:p>Se verifica que aparezcan los datos del nombre del jugador administrador de la partida en la tabla.</text:p>
          </table:table-cell>
          <table:table-cell table:number-columns-repeated="5" table:style-name="Gnumeric-default"/>
          <table:table-cell table:number-columns-repeated="1017" table:style-name="ACE-0x8bcd298"/>
        </table:table-row>
        <table:table-row table:style-name="AROW-0">
          <table:table-cell table:style-name="ACE-0x8bcd358" office:value-type="string" office:string-value="Ent-6">
            <text:p>Ent-6</text:p>
          </table:table-cell>
          <table:table-cell table:number-columns-spanned="6" table:style-name="ACE-0x8bce3d8" office:value-type="string" office:string-value="Se da click en &quot;Entrar como espectador&quot;">
            <text:p>Se da click en "Entrar como espectador"</text:p>
          </table:table-cell>
          <table:covered-table-cell table:number-columns-repeated="5"/>
          <table:table-cell table:number-columns-repeated="1017" table:style-name="ACE-0x8bcd298"/>
        </table:table-row>
        <table:table-row table:style-name="AROW-0">
          <table:table-cell table:style-name="ACE-0x8bcd358" office:value-type="string" office:string-value="Ent-7">
            <text:p>Ent-7</text:p>
          </table:table-cell>
          <table:table-cell table:style-name="ACE-0x8bce3d8" office:value-type="string" office:string-value="Se verifica que se cargue una nueva pagina con la partida en modo espectador.">
            <text:p>Se verifica que se cargue una nueva pagina con la partida en modo espectador.</text:p>
          </table:table-cell>
          <table:table-cell table:number-columns-repeated="5" table:style-name="ACE-0x8bce3d8"/>
          <table:table-cell table:number-columns-repeated="1017" table:style-name="ACE-0x8bcd298"/>
        </table:table-row>
        <table:table-row table:style-name="AROW-0">
          <table:table-cell table:number-columns-repeated="7" table:style-name="Gnumeric-default"/>
          <table:table-cell table:number-columns-repeated="1017" table:style-name="ACE-0x8bcd298"/>
        </table:table-row>
        <table:table-row table:style-name="AROW-0" table:number-rows-repeated="6">
          <table:table-cell table:number-columns-repeated="7" table:style-name="Gnumeric-default"/>
          <table:table-cell table:number-columns-repeated="1017" table:style-name="ACE-0x8bcd298"/>
        </table:table-row>
        <table:table-row table:style-name="AROW-0">
          <table:table-cell table:number-columns-repeated="7" table:style-name="Gnumeric-default"/>
          <table:table-cell table:style-name="Gnumeric-default"/>
          <table:table-cell table:number-columns-repeated="1016" table:style-name="Gnumeric-default"/>
        </table:table-row>
        <table:table-row table:style-name="AROW-0" table:number-rows-repeated="14">
          <table:table-cell table:number-columns-repeated="7" table:style-name="Gnumeric-default"/>
          <table:table-cell table:style-name="Gnumeric-default"/>
          <table:table-cell table:number-columns-repeated="1016" table:style-name="Gnumeric-default"/>
        </table:table-row>
        <table:table-row table:style-name="AROW-0">
          <table:table-cell table:number-columns-repeated="8" table:style-name="Gnumeric-default"/>
          <table:table-cell table:number-columns-repeated="1016" table:style-name="Gnumeric-default"/>
        </table:table-row>
        <table:table-row table:style-name="AROW-0" table:number-rows-repeated="207">
          <table:table-cell table:number-columns-repeated="8" table:style-name="Gnumeric-default"/>
          <table:table-cell table:number-columns-repeated="1016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3839">
          <table:table-cell table:number-columns-repeated="1024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61439">
          <table:table-cell table:number-columns-repeated="1024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983039">
          <table:table-cell table:number-columns-repeated="1024" table:style-name="Gnumeric-default"/>
        </table:table-row>
        <table:named-expressions>
          <table:named-expression table:name="Print_Area" table:expression="of:=#REF!" table:base-cell-address="$'Visualizar partidas en curso como espectador - ESC01'.$A$1"/>
          <table:named-expression table:name="Sheet_Title" table:expression="of:=&quot;Visualizar partidas en curso como espectador - ESC01&quot;" table:base-cell-address="$'Visualizar partidas en curso como espectador - ESC01'.$A$1"/>
        </table:named-expressions>
      </table:table>
      <table:table table:name="Visualizar partidas en curso como espectador - ESC02" table:style-name="ta-0x8bfdbb0" table:print="true">
        <office:forms form:automatic-focus="false" form:apply-design-mode="false">
          <form:form/>
        </office:forms>
        <table:table-column table:default-cell-style-name="ACE-0x8bcc5d8" table:style-name="ACOL-1"/>
        <table:table-column table:default-cell-style-name="ACE-0x8bcc5d8" table:style-name="ACOL-0" table:number-columns-repeated="3"/>
        <table:table-column table:default-cell-style-name="ACE-0x8bcc5d8" table:style-name="ACOL-0" table:number-columns-repeated="1020"/>
        <table:table-row table:style-name="AROW-0">
          <table:table-cell table:number-columns-spanned="7" table:style-name="ACE-0x8bcd7d8" office:value-type="string" office:string-value="Caso de uso: Visualizar partidas en curso como espectador">
            <text:p>Caso de uso: Visualizar partidas en curso como espectador</text:p>
          </table:table-cell>
          <table:covered-table-cell table:number-columns-repeated="6"/>
          <table:table-cell table:number-columns-repeated="1017" table:style-name="ACE-0x8bcd718"/>
        </table:table-row>
        <table:table-row table:style-name="AROW-0">
          <table:table-cell table:number-columns-spanned="7" table:style-name="ACE-0x8bcd7d8" office:value-type="string" office:string-value="Descripcion del escenario: Escenario alternativo">
            <text:p>Descripcion del escenario: Escenario alternativo</text:p>
          </table:table-cell>
          <table:covered-table-cell table:number-columns-repeated="6"/>
          <table:table-cell table:number-columns-repeated="1017" table:style-name="ACE-0x8bcd718"/>
        </table:table-row>
        <table:table-row table:style-name="AROW-0">
          <table:table-cell table:number-columns-spanned="3" table:style-name="ACE-0x8bcd7d8" office:value-type="string" office:string-value="Juan Carlos Villalta Alvarado – A96812">
            <text:p>Juan Carlos Villalta Alvarado – A96812</text:p>
          </table:table-cell>
          <table:covered-table-cell table:number-columns-repeated="2"/>
          <table:table-cell table:number-columns-spanned="4" table:style-name="ACE-0x8bcd7d8" office:value-type="string" office:string-value="Fecha: 21/04/2013">
            <text:p>Fecha: 21/04/2013</text:p>
          </table:table-cell>
          <table:covered-table-cell table:number-columns-repeated="3"/>
          <table:table-cell table:number-columns-repeated="1017" table:style-name="ACE-0x8bcd718"/>
        </table:table-row>
        <table:table-row table:style-name="AROW-0">
          <table:table-cell table:number-columns-repeated="1024" table:style-name="ACE-0x8bcd718"/>
        </table:table-row>
        <table:table-row table:style-name="AROW-0">
          <table:table-cell table:style-name="ACE-0x8bcd658" office:value-type="string" office:string-value="CP-01">
            <text:p>CP-01</text:p>
          </table:table-cell>
          <table:table-cell table:number-columns-spanned="6" table:style-name="ACE-0x8bce858" office:value-type="string" office:string-value="Entrar y salir a una partida en modo espectador.">
            <text:p>Entrar y salir a una partida en modo espectador.</text:p>
          </table:table-cell>
          <table:covered-table-cell table:number-columns-repeated="5"/>
          <table:table-cell table:number-columns-repeated="1017" table:style-name="ACE-0x8bcd718"/>
        </table:table-row>
        <table:table-row table:style-name="AROW-0">
          <table:table-cell table:style-name="ACE-0x8bcd658" office:value-type="string" office:string-value="Defectos encontrados">
            <text:p>Defectos encontrados</text:p>
          </table:table-cell>
          <table:table-cell table:number-columns-spanned="6" table:style-name="ACE-0x8bce858" office:value-type="string" office:string-value="No existe una alerta previa a entrar a una partida.">
            <text:p>No existe una alerta previa a entrar a una partida.</text:p>
          </table:table-cell>
          <table:covered-table-cell table:number-columns-repeated="5"/>
          <table:table-cell table:number-columns-repeated="1017" table:style-name="ACE-0x8bcd718"/>
        </table:table-row>
        <table:table-row table:style-name="AROW-0">
          <table:table-cell table:style-name="ACE-0x8bcd658" office:value-type="string" office:string-value="Resultados obtenidos">
            <text:p>Resultados obtenidos</text:p>
          </table:table-cell>
          <table:table-cell table:style-name="ACE-0x8bce858" office:value-type="string" office:string-value="Se verifica que el usuario pueda salir de la partida en modo espectador para entrar a otra partida en modo espectador.">
            <text:p>Se verifica que el usuario pueda salir de la partida en modo espectador para entrar a otra partida en modo espectador.</text:p>
          </table:table-cell>
          <table:table-cell table:number-columns-repeated="5" table:style-name="ACE-0x8bce858"/>
          <table:table-cell table:number-columns-repeated="1017" table:style-name="ACE-0x8bcd718"/>
        </table:table-row>
        <table:table-row table:style-name="AROW-0">
          <table:table-cell table:style-name="ACE-0x8bcd658" office:value-type="string" office:string-value="Resultados esperados">
            <text:p>Resultados esperados</text:p>
          </table:table-cell>
          <table:table-cell table:number-columns-spanned="6" table:style-name="ACE-0x8bce858" office:value-type="string" office:string-value="Se esperaban los mismos resultados que los obtenidos.">
            <text:p>Se esperaban los mismos resultados que los obtenidos.</text:p>
          </table:table-cell>
          <table:covered-table-cell table:number-columns-repeated="5"/>
          <table:table-cell table:number-columns-repeated="1017" table:style-name="ACE-0x8bcd718"/>
        </table:table-row>
        <table:table-row table:style-name="AROW-0">
          <table:table-cell table:style-name="ACE-0x8bcd658" office:value-type="string" office:string-value="Ent-1">
            <text:p>Ent-1</text:p>
          </table:table-cell>
          <table:table-cell table:style-name="ACE-0x8bce858" office:value-type="string" office:string-value="Se verifica que se encuentre en la pagina para elegir una partida para entrar en modo espectador.">
            <text:p>Se verifica que se encuentre en la pagina para elegir una partida para entrar en modo espectador.</text:p>
          </table:table-cell>
          <table:table-cell table:number-columns-repeated="5" table:style-name="ACE-0x8bce858"/>
          <table:table-cell table:number-columns-repeated="1017" table:style-name="ACE-0x8bcd718"/>
        </table:table-row>
        <table:table-row table:style-name="AROW-0">
          <table:table-cell table:style-name="ACE-0x8bcd658" office:value-type="string" office:string-value="Ent-2">
            <text:p>Ent-2</text:p>
          </table:table-cell>
          <table:table-cell table:number-columns-spanned="6" table:style-name="ACE-0x8bce858" office:value-type="string" office:string-value="Se verifica que aparezca la tabla de partidas para espectar.">
            <text:p>Se verifica que aparezca la tabla de partidas para espectar.</text:p>
          </table:table-cell>
          <table:covered-table-cell table:number-columns-repeated="5"/>
          <table:table-cell table:number-columns-repeated="1017" table:style-name="ACE-0x8bcd718"/>
        </table:table-row>
        <table:table-row table:style-name="AROW-0">
          <table:table-cell table:style-name="ACE-0x8bcd658" office:value-type="string" office:string-value="Ent-3">
            <text:p>Ent-3</text:p>
          </table:table-cell>
          <table:table-cell table:number-columns-spanned="6" table:style-name="ACE-0x8bce858" office:value-type="string" office:string-value="Se da click en la fila de una partida.">
            <text:p>Se da click en la fila de una partida.</text:p>
          </table:table-cell>
          <table:covered-table-cell table:number-columns-repeated="5"/>
          <table:table-cell table:number-columns-repeated="1017" table:style-name="ACE-0x8bcd718"/>
        </table:table-row>
        <table:table-row table:style-name="AROW-0">
          <table:table-cell table:style-name="ACE-0x8bcd658" office:value-type="string" office:string-value="Ent-4">
            <text:p>Ent-4</text:p>
          </table:table-cell>
          <table:table-cell table:number-columns-spanned="6" table:style-name="ACE-0x8bce858" office:value-type="string" office:string-value="Se verifica que aparezcan los datos de la partida.">
            <text:p>Se verifica que aparezcan los datos de la partida.</text:p>
          </table:table-cell>
          <table:covered-table-cell table:number-columns-repeated="5"/>
          <table:table-cell table:number-columns-repeated="1017" table:style-name="ACE-0x8bcd718"/>
        </table:table-row>
        <table:table-row table:style-name="AROW-0">
          <table:table-cell table:style-name="ACE-0x8bcd658" office:value-type="string" office:string-value="Ent-5">
            <text:p>Ent-5</text:p>
          </table:table-cell>
          <table:table-cell table:number-columns-spanned="6" table:style-name="ACE-0x8bce858" office:value-type="string" office:string-value="Se da click en &quot;Entrar como espectador&quot;">
            <text:p>Se da click en "Entrar como espectador"</text:p>
          </table:table-cell>
          <table:covered-table-cell table:number-columns-repeated="5"/>
          <table:table-cell table:number-columns-repeated="1017" table:style-name="ACE-0x8bcd718"/>
        </table:table-row>
        <table:table-row table:style-name="AROW-0">
          <table:table-cell table:style-name="ACE-0x8bcd658" office:value-type="string" office:string-value="Ent-6">
            <text:p>Ent-6</text:p>
          </table:table-cell>
          <table:table-cell table:number-columns-spanned="6" table:style-name="ACE-0x8bce858" office:value-type="string" office:string-value="Se da click en &quot;Regresar a menu de partidas&quot;">
            <text:p>Se da click en "Regresar a menu de partidas"</text:p>
          </table:table-cell>
          <table:covered-table-cell table:number-columns-repeated="5"/>
          <table:table-cell table:number-columns-repeated="1017" table:style-name="ACE-0x8bcd718"/>
        </table:table-row>
        <table:table-row table:style-name="AROW-0">
          <table:table-cell table:number-columns-repeated="1024" table:style-name="ACE-0x8bcd718"/>
        </table:table-row>
        <table:table-row table:style-name="AROW-0">
          <table:table-cell table:style-name="ACE-0x8bcd658" office:value-type="string" office:string-value="CP-02">
            <text:p>CP-02</text:p>
          </table:table-cell>
          <table:table-cell table:number-columns-spanned="6" table:style-name="ACE-0x8bce858" office:value-type="string" office:string-value="Entrar y salir a una partida en modo espectador multiples veces.">
            <text:p>Entrar y salir a una partida en modo espectador multiples veces.</text:p>
          </table:table-cell>
          <table:covered-table-cell table:number-columns-repeated="5"/>
          <table:table-cell table:number-columns-repeated="1017" table:style-name="ACE-0x8bcd718"/>
        </table:table-row>
        <table:table-row table:style-name="AROW-0">
          <table:table-cell table:style-name="ACE-0x8bcd658" office:value-type="string" office:string-value="Defectos encontrados">
            <text:p>Defectos encontrados</text:p>
          </table:table-cell>
          <table:table-cell table:number-columns-spanned="6" table:style-name="ACE-0x8bce858" office:value-type="string" office:string-value="No existe una alerta previa a entrar a una partida.">
            <text:p>No existe una alerta previa a entrar a una partida.</text:p>
          </table:table-cell>
          <table:covered-table-cell table:number-columns-repeated="5"/>
          <table:table-cell table:number-columns-repeated="1017" table:style-name="ACE-0x8bcd718"/>
        </table:table-row>
        <table:table-row table:style-name="AROW-0">
          <table:table-cell table:style-name="ACE-0x8bcd658" office:value-type="string" office:string-value="Resultados obtenidos">
            <text:p>Resultados obtenidos</text:p>
          </table:table-cell>
          <table:table-cell table:style-name="ACE-0x8bce858" office:value-type="string" office:string-value="Se verifica que el usuario pueda salir de la partida en modo espectador para entrar a otra partida en modo espectador multiples veces seguidas en la misma sesion..">
            <text:p>Se verifica que el usuario pueda salir de la partida en modo espectador para entrar a otra partida en modo espectador multiples veces seguidas en la misma sesion..</text:p>
          </table:table-cell>
          <table:table-cell table:number-columns-repeated="5" table:style-name="ACE-0x8bce858"/>
          <table:table-cell table:number-columns-repeated="1017" table:style-name="ACE-0x8bcd718"/>
        </table:table-row>
        <table:table-row table:style-name="AROW-0">
          <table:table-cell table:style-name="ACE-0x8bcd658" office:value-type="string" office:string-value="Resultados esperados">
            <text:p>Resultados esperados</text:p>
          </table:table-cell>
          <table:table-cell table:number-columns-spanned="6" table:style-name="ACE-0x8bce858" office:value-type="string" office:string-value="Se esperaban los mismos resultados que los obtenidos.">
            <text:p>Se esperaban los mismos resultados que los obtenidos.</text:p>
          </table:table-cell>
          <table:covered-table-cell table:number-columns-repeated="5"/>
          <table:table-cell table:number-columns-repeated="1017" table:style-name="ACE-0x8bcd718"/>
        </table:table-row>
        <table:table-row table:style-name="AROW-0">
          <table:table-cell table:style-name="ACE-0x8bcd658" office:value-type="string" office:string-value="Ent-1">
            <text:p>Ent-1</text:p>
          </table:table-cell>
          <table:table-cell table:style-name="ACE-0x8bce858" office:value-type="string" office:string-value="Se verifica que se encuentre en la pagina para elegir una partida para entrar en modo espectador.">
            <text:p>Se verifica que se encuentre en la pagina para elegir una partida para entrar en modo espectador.</text:p>
          </table:table-cell>
          <table:table-cell table:number-columns-repeated="5" table:style-name="ACE-0x8bce858"/>
          <table:table-cell table:number-columns-repeated="1017" table:style-name="ACE-0x8bcd718"/>
        </table:table-row>
        <table:table-row table:style-name="AROW-0">
          <table:table-cell table:style-name="ACE-0x8bcd658" office:value-type="string" office:string-value="Ent-2">
            <text:p>Ent-2</text:p>
          </table:table-cell>
          <table:table-cell table:number-columns-spanned="6" table:style-name="ACE-0x8bce858" office:value-type="string" office:string-value="Se verifica que aparezca la tabla de partidas para espectar.">
            <text:p>Se verifica que aparezca la tabla de partidas para espectar.</text:p>
          </table:table-cell>
          <table:covered-table-cell table:number-columns-repeated="5"/>
          <table:table-cell table:number-columns-repeated="1017" table:style-name="ACE-0x8bcd718"/>
        </table:table-row>
        <table:table-row table:style-name="AROW-0">
          <table:table-cell table:style-name="ACE-0x8bcd658" office:value-type="string" office:string-value="Ent-3">
            <text:p>Ent-3</text:p>
          </table:table-cell>
          <table:table-cell table:number-columns-spanned="6" table:style-name="ACE-0x8bce858" office:value-type="string" office:string-value="Se da click en la fila de una partida.">
            <text:p>Se da click en la fila de una partida.</text:p>
          </table:table-cell>
          <table:covered-table-cell table:number-columns-repeated="5"/>
          <table:table-cell table:number-columns-repeated="1017" table:style-name="ACE-0x8bcd718"/>
        </table:table-row>
        <table:table-row table:style-name="AROW-0">
          <table:table-cell table:style-name="ACE-0x8bcd658" office:value-type="string" office:string-value="Ent-4">
            <text:p>Ent-4</text:p>
          </table:table-cell>
          <table:table-cell table:number-columns-spanned="6" table:style-name="ACE-0x8bce858" office:value-type="string" office:string-value="Se verifica que aparezcan los datos de la partida.">
            <text:p>Se verifica que aparezcan los datos de la partida.</text:p>
          </table:table-cell>
          <table:covered-table-cell table:number-columns-repeated="5"/>
          <table:table-cell table:number-columns-repeated="1017" table:style-name="ACE-0x8bcd718"/>
        </table:table-row>
        <table:table-row table:style-name="AROW-0">
          <table:table-cell table:style-name="ACE-0x8bcd658" office:value-type="string" office:string-value="Ent-5">
            <text:p>Ent-5</text:p>
          </table:table-cell>
          <table:table-cell table:number-columns-spanned="6" table:style-name="ACE-0x8bce858" office:value-type="string" office:string-value="Se da click en &quot;Entrar como espectador&quot;">
            <text:p>Se da click en "Entrar como espectador"</text:p>
          </table:table-cell>
          <table:covered-table-cell table:number-columns-repeated="5"/>
          <table:table-cell table:number-columns-repeated="1017" table:style-name="ACE-0x8bcd718"/>
        </table:table-row>
        <table:table-row table:style-name="AROW-0">
          <table:table-cell table:style-name="ACE-0x8bcd658" office:value-type="string" office:string-value="Ent-6">
            <text:p>Ent-6</text:p>
          </table:table-cell>
          <table:table-cell table:number-columns-spanned="6" table:style-name="ACE-0x8bce858" office:value-type="string" office:string-value="Se da click en &quot;Regresar a menu de partidas&quot;">
            <text:p>Se da click en "Regresar a menu de partidas"</text:p>
          </table:table-cell>
          <table:covered-table-cell table:number-columns-repeated="5"/>
          <table:table-cell table:number-columns-repeated="1017" table:style-name="ACE-0x8bcd718"/>
        </table:table-row>
        <table:table-row table:style-name="AROW-0">
          <table:table-cell table:style-name="ACE-0x8bcd658" office:value-type="string" office:string-value="Ent-7">
            <text:p>Ent-7</text:p>
          </table:table-cell>
          <table:table-cell table:style-name="ACE-0x8bce858" office:value-type="string" office:string-value="Se repiten los pasos de 1 a 6 varias veces.">
            <text:p>Se repiten los pasos de 1 a 6 varias veces.</text:p>
          </table:table-cell>
          <table:table-cell table:number-columns-repeated="3" table:style-name="ACE-0x8bce858"/>
          <table:table-cell table:number-columns-repeated="1019" table:style-name="ACE-0x8bcc5d8"/>
        </table:table-row>
        <table:table-row table:style-name="AROW-0">
          <table:table-cell table:number-columns-repeated="8" table:style-name="ACE-0x8bcc5d8"/>
          <table:table-cell table:number-columns-repeated="1016" table:style-name="ACE-0x8bcc5d8"/>
        </table:table-row>
        <table:table-row table:style-name="AROW-0" table:number-rows-repeated="5">
          <table:table-cell table:number-columns-repeated="8" table:style-name="ACE-0x8bcc5d8"/>
          <table:table-cell table:number-columns-repeated="1016" table:style-name="ACE-0x8bcc5d8"/>
        </table:table-row>
        <table:table-row table:style-name="AROW-0">
          <table:table-cell table:number-columns-repeated="8" table:style-name="ACE-0x8bcc5d8"/>
          <table:table-cell table:number-columns-repeated="1016" table:style-name="ACE-0x8bcc5d8"/>
        </table:table-row>
        <table:table-row table:style-name="AROW-0" table:number-rows-repeated="223">
          <table:table-cell table:number-columns-repeated="8" table:style-name="ACE-0x8bcc5d8"/>
          <table:table-cell table:number-columns-repeated="1016" table:style-name="ACE-0x8bcc5d8"/>
        </table:table-row>
        <table:table-row table:style-name="AROW-0">
          <table:table-cell table:number-columns-repeated="1024" table:style-name="ACE-0x8bcc5d8"/>
        </table:table-row>
        <table:table-row table:style-name="AROW-0" table:number-rows-repeated="3839">
          <table:table-cell table:number-columns-repeated="1024" table:style-name="ACE-0x8bcc5d8"/>
        </table:table-row>
        <table:table-row table:style-name="AROW-0">
          <table:table-cell table:number-columns-repeated="1024" table:style-name="ACE-0x8bcc5d8"/>
        </table:table-row>
        <table:table-row table:style-name="AROW-0" table:number-rows-repeated="61439">
          <table:table-cell table:number-columns-repeated="1024" table:style-name="ACE-0x8bcc5d8"/>
        </table:table-row>
        <table:table-row table:style-name="AROW-0">
          <table:table-cell table:number-columns-repeated="1024" table:style-name="ACE-0x8bcc5d8"/>
        </table:table-row>
        <table:table-row table:style-name="AROW-0" table:number-rows-repeated="983039">
          <table:table-cell table:number-columns-repeated="1024" table:style-name="ACE-0x8bcc5d8"/>
        </table:table-row>
        <table:named-expressions>
          <table:named-expression table:name="Print_Area" table:expression="of:=#REF!" table:base-cell-address="$'Visualizar partidas en curso como espectador - ESC02'.$A$1"/>
          <table:named-expression table:name="Sheet_Title" table:expression="of:=&quot;Visualizar partidas en curso como espectador - ESC02&quot;" table:base-cell-address="$'Visualizar partidas en curso como espectador - ESC02'.$A$1"/>
        </table:named-expressions>
      </table:table>
      <table:table table:name="Visualizar partidas en curso como espectador - ESC03" table:style-name="ta-0x8bfdd08" table:print="true">
        <office:forms form:automatic-focus="false" form:apply-design-mode="false">
          <form:form/>
        </office:forms>
        <table:table-column table:default-cell-style-name="ACE-0x8bccd58" table:style-name="ACOL-1"/>
        <table:table-column table:default-cell-style-name="ACE-0x8bccd58" table:style-name="ACOL-0" table:number-columns-repeated="3"/>
        <table:table-column table:default-cell-style-name="ACE-0x8bccd58" table:style-name="ACOL-0" table:number-columns-repeated="1020"/>
        <table:table-row table:style-name="AROW-0">
          <table:table-cell table:number-columns-spanned="7" table:style-name="ACE-0x8bcdb98" office:value-type="string" office:string-value="Caso de uso: Visualizar partidas en curso como espectador">
            <text:p>Caso de uso: Visualizar partidas en curso como espectador</text:p>
          </table:table-cell>
          <table:covered-table-cell table:number-columns-repeated="6"/>
          <table:table-cell table:number-columns-repeated="1017" table:style-name="ACE-0x8bcdad8"/>
        </table:table-row>
        <table:table-row table:style-name="AROW-0">
          <table:table-cell table:number-columns-spanned="7" table:style-name="ACE-0x8bcdb98" office:value-type="string" office:string-value="Descripcion del escenario: Escenario alternativo">
            <text:p>Descripcion del escenario: Escenario alternativo</text:p>
          </table:table-cell>
          <table:covered-table-cell table:number-columns-repeated="6"/>
          <table:table-cell table:number-columns-repeated="1017" table:style-name="ACE-0x8bcdad8"/>
        </table:table-row>
        <table:table-row table:style-name="AROW-0">
          <table:table-cell table:number-columns-spanned="3" table:style-name="ACE-0x8bcdb98" office:value-type="string" office:string-value="Juan Carlos Villalta Alvarado – A96812">
            <text:p>Juan Carlos Villalta Alvarado – A96812</text:p>
          </table:table-cell>
          <table:covered-table-cell table:number-columns-repeated="2"/>
          <table:table-cell table:number-columns-spanned="4" table:style-name="ACE-0x8bcdb98" office:value-type="string" office:string-value="Fecha: 21/04/2013">
            <text:p>Fecha: 21/04/2013</text:p>
          </table:table-cell>
          <table:covered-table-cell table:number-columns-repeated="3"/>
          <table:table-cell table:number-columns-repeated="1017" table:style-name="ACE-0x8bcdad8"/>
        </table:table-row>
        <table:table-row table:style-name="AROW-0">
          <table:table-cell table:number-columns-repeated="1024" table:style-name="ACE-0x8bcdad8"/>
        </table:table-row>
        <table:table-row table:style-name="AROW-0">
          <table:table-cell table:style-name="ACE-0x8bcda18" office:value-type="string" office:string-value="CP-01">
            <text:p>CP-01</text:p>
          </table:table-cell>
          <table:table-cell table:number-columns-spanned="6" table:style-name="ACE-0x8bcd1d8" office:value-type="string" office:string-value="Salir de una partida.">
            <text:p>Salir de una partida.</text:p>
          </table:table-cell>
          <table:covered-table-cell table:number-columns-repeated="5"/>
          <table:table-cell table:number-columns-repeated="1017" table:style-name="ACE-0x8bcdad8"/>
        </table:table-row>
        <table:table-row table:style-name="AROW-0">
          <table:table-cell table:style-name="ACE-0x8bcda18" office:value-type="string" office:string-value="Defectos encontrados">
            <text:p>Defectos encontrados</text:p>
          </table:table-cell>
          <table:table-cell table:number-columns-spanned="6" table:style-name="ACE-0x8bcd1d8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8bcdad8"/>
        </table:table-row>
        <table:table-row table:style-name="AROW-0">
          <table:table-cell table:style-name="ACE-0x8bcda18" office:value-type="string" office:string-value="Resultados obtenidos">
            <text:p>Resultados obtenidos</text:p>
          </table:table-cell>
          <table:table-cell table:style-name="ACE-0x8bcd1d8" office:value-type="string" office:string-value="Se obtuvo que se logra salir correctamente de la partida y la tabla de partidas para espectar aparece con los datos correctos.">
            <text:p>Se obtuvo que se logra salir correctamente de la partida y la tabla de partidas para espectar aparece con los datos correctos.</text:p>
          </table:table-cell>
          <table:table-cell table:number-columns-repeated="5" table:style-name="ACE-0x8bcd1d8"/>
          <table:table-cell table:number-columns-repeated="1017" table:style-name="ACE-0x8bcdad8"/>
        </table:table-row>
        <table:table-row table:style-name="AROW-0">
          <table:table-cell table:style-name="ACE-0x8bcda18" office:value-type="string" office:string-value="Resultados esperados">
            <text:p>Resultados esperados</text:p>
          </table:table-cell>
          <table:table-cell table:number-columns-spanned="6" table:style-name="ACE-0x8bcd1d8" office:value-type="string" office:string-value="Los mismos que se obtuvieron.">
            <text:p>Los mismos que se obtuvieron.</text:p>
          </table:table-cell>
          <table:covered-table-cell table:number-columns-repeated="5"/>
          <table:table-cell table:number-columns-repeated="1017" table:style-name="ACE-0x8bcdad8"/>
        </table:table-row>
        <table:table-row table:style-name="AROW-0">
          <table:table-cell table:style-name="ACE-0x8bcda18" office:value-type="string" office:string-value="Ent-1">
            <text:p>Ent-1</text:p>
          </table:table-cell>
          <table:table-cell table:number-columns-spanned="6" table:style-name="ACE-0x8bcd1d8" office:value-type="string" office:string-value="El usuario se encuentra en una partida en modo espectador.">
            <text:p>El usuario se encuentra en una partida en modo espectador.</text:p>
          </table:table-cell>
          <table:covered-table-cell table:number-columns-repeated="5"/>
          <table:table-cell table:number-columns-repeated="1017" table:style-name="ACE-0x8bcdad8"/>
        </table:table-row>
        <table:table-row table:style-name="AROW-0">
          <table:table-cell table:style-name="ACE-0x8bcda18" office:value-type="string" office:string-value="Ent-2">
            <text:p>Ent-2</text:p>
          </table:table-cell>
          <table:table-cell table:number-columns-spanned="6" table:style-name="ACE-0x8bcd1d8" office:value-type="string" office:string-value="El usuario da click en el boton de salir de la partida.">
            <text:p>El usuario da click en el boton de salir de la partida.</text:p>
          </table:table-cell>
          <table:covered-table-cell table:number-columns-repeated="5"/>
          <table:table-cell table:number-columns-repeated="1017" table:style-name="ACE-0x8bcdad8"/>
        </table:table-row>
        <table:table-row table:style-name="AROW-0">
          <table:table-cell table:style-name="ACE-0x8bcda18" office:value-type="string" office:string-value="Ent-3">
            <text:p>Ent-3</text:p>
          </table:table-cell>
          <table:table-cell table:style-name="ACE-0x8bcd1d8" office:value-type="string" office:string-value="Se verifica que se cargue la pagina de eleccion de partidas en modo espectador.">
            <text:p>Se verifica que se cargue la pagina de eleccion de partidas en modo espectador.</text:p>
          </table:table-cell>
          <table:table-cell table:number-columns-repeated="5" table:style-name="ACE-0x8bcd1d8"/>
          <table:table-cell table:number-columns-repeated="1017" table:style-name="ACE-0x8bcdad8"/>
        </table:table-row>
        <table:table-row table:style-name="AROW-0">
          <table:table-cell table:style-name="ACE-0x8bcda18" office:value-type="string" office:string-value="Ent-4">
            <text:p>Ent-4</text:p>
          </table:table-cell>
          <table:table-cell table:style-name="ACE-0x8bcd1d8" office:value-type="string" office:string-value="Se verifica que la tabla de partidas contenga la partida de la cual se acaba de salir.">
            <text:p>Se verifica que la tabla de partidas contenga la partida de la cual se acaba de salir.</text:p>
          </table:table-cell>
          <table:table-cell table:number-columns-repeated="5" table:style-name="ACE-0x8bcd1d8"/>
          <table:table-cell table:number-columns-repeated="1017" table:style-name="ACE-0x8bcdad8"/>
        </table:table-row>
        <table:table-row table:style-name="AROW-0">
          <table:table-cell table:style-name="ACE-0x8bcdad8"/>
          <table:table-cell table:number-columns-repeated="6" table:style-name="ACE-0x8bce6d8"/>
          <table:table-cell table:number-columns-repeated="1017" table:style-name="ACE-0x8bcdad8"/>
        </table:table-row>
        <table:table-row table:style-name="AROW-0">
          <table:table-cell table:style-name="ACE-0x8bcda18" office:value-type="string" office:string-value="CP-02">
            <text:p>CP-02</text:p>
          </table:table-cell>
          <table:table-cell table:number-columns-spanned="6" table:style-name="ACE-0x8bcd1d8" office:value-type="string" office:string-value="Salir de una partida al termino de la misma.">
            <text:p>Salir de una partida al termino de la misma.</text:p>
          </table:table-cell>
          <table:covered-table-cell table:number-columns-repeated="5"/>
          <table:table-cell table:number-columns-repeated="1017" table:style-name="ACE-0x8bcdad8"/>
        </table:table-row>
        <table:table-row table:style-name="AROW-0">
          <table:table-cell table:style-name="ACE-0x8bcda18" office:value-type="string" office:string-value="Defectos encontrados">
            <text:p>Defectos encontrados</text:p>
          </table:table-cell>
          <table:table-cell table:number-columns-spanned="6" table:style-name="ACE-0x8bcd1d8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8bcdad8"/>
        </table:table-row>
        <table:table-row table:style-name="AROW-0">
          <table:table-cell table:style-name="ACE-0x8bcda18" office:value-type="string" office:string-value="Resultados obtenidos">
            <text:p>Resultados obtenidos</text:p>
          </table:table-cell>
          <table:table-cell table:style-name="ACE-0x8bcd1d8" office:value-type="string" office:string-value="Se obtuvo que se logra salir correctamente de la partida y la tabla de partidas para espectar aparece con los datos correctos.">
            <text:p>Se obtuvo que se logra salir correctamente de la partida y la tabla de partidas para espectar aparece con los datos correctos.</text:p>
          </table:table-cell>
          <table:table-cell table:number-columns-repeated="5" table:style-name="ACE-0x8bcd1d8"/>
          <table:table-cell table:number-columns-repeated="1017" table:style-name="ACE-0x8bcdad8"/>
        </table:table-row>
        <table:table-row table:style-name="AROW-0">
          <table:table-cell table:style-name="ACE-0x8bcda18" office:value-type="string" office:string-value="Resultados esperados">
            <text:p>Resultados esperados</text:p>
          </table:table-cell>
          <table:table-cell table:number-columns-spanned="6" table:style-name="ACE-0x8bcd1d8" office:value-type="string" office:string-value="Los mismos que se obtuvieron.">
            <text:p>Los mismos que se obtuvieron.</text:p>
          </table:table-cell>
          <table:covered-table-cell table:number-columns-repeated="5"/>
          <table:table-cell table:number-columns-repeated="1017" table:style-name="ACE-0x8bcdad8"/>
        </table:table-row>
        <table:table-row table:style-name="AROW-0">
          <table:table-cell table:style-name="ACE-0x8bcda18" office:value-type="string" office:string-value="Ent-1">
            <text:p>Ent-1</text:p>
          </table:table-cell>
          <table:table-cell table:number-columns-spanned="6" table:style-name="ACE-0x8bcd1d8" office:value-type="string" office:string-value="El usuario se encuentra en una partida en modo espectador.">
            <text:p>El usuario se encuentra en una partida en modo espectador.</text:p>
          </table:table-cell>
          <table:covered-table-cell table:number-columns-repeated="5"/>
          <table:table-cell table:number-columns-repeated="1017" table:style-name="ACE-0x8bcdad8"/>
        </table:table-row>
        <table:table-row table:style-name="AROW-0">
          <table:table-cell table:style-name="ACE-0x8bcda18" office:value-type="string" office:string-value="Ent-2">
            <text:p>Ent-2</text:p>
          </table:table-cell>
          <table:table-cell table:number-columns-spanned="6" table:style-name="ACE-0x8bcd1d8" office:value-type="string" office:string-value="El usuario da click en el boton de salir de la partida cuando esta termina.">
            <text:p>El usuario da click en el boton de salir de la partida cuando esta termina.</text:p>
          </table:table-cell>
          <table:covered-table-cell table:number-columns-repeated="5"/>
          <table:table-cell table:number-columns-repeated="1017" table:style-name="ACE-0x8bcdad8"/>
        </table:table-row>
        <table:table-row table:style-name="AROW-0">
          <table:table-cell table:style-name="ACE-0x8bcda18" office:value-type="string" office:string-value="Ent-3">
            <text:p>Ent-3</text:p>
          </table:table-cell>
          <table:table-cell table:style-name="ACE-0x8bcd1d8" office:value-type="string" office:string-value="Se verifica que se cargue la pagina de eleccion de partidas en modo espectador.">
            <text:p>Se verifica que se cargue la pagina de eleccion de partidas en modo espectador.</text:p>
          </table:table-cell>
          <table:table-cell table:number-columns-repeated="5" table:style-name="ACE-0x8bcd1d8"/>
          <table:table-cell table:number-columns-repeated="1017" table:style-name="ACE-0x8bcdad8"/>
        </table:table-row>
        <table:table-row table:style-name="AROW-0">
          <table:table-cell table:style-name="ACE-0x8bcda18" office:value-type="string" office:string-value="Ent-4">
            <text:p>Ent-4</text:p>
          </table:table-cell>
          <table:table-cell table:style-name="ACE-0x8bcd1d8" office:value-type="string" office:string-value="Se verifica que la tabla de partidas no contenga la partida de la cual se acaba de salir.">
            <text:p>Se verifica que la tabla de partidas no contenga la partida de la cual se acaba de salir.</text:p>
          </table:table-cell>
          <table:table-cell table:number-columns-repeated="5" table:style-name="ACE-0x8bcd1d8"/>
          <table:table-cell table:number-columns-repeated="1017" table:style-name="ACE-0x8bcdad8"/>
        </table:table-row>
        <table:table-row table:style-name="AROW-0">
          <table:table-cell table:number-columns-repeated="8" table:style-name="ACE-0x8bccd58"/>
          <table:table-cell table:number-columns-repeated="1016" table:style-name="ACE-0x8bccd58"/>
        </table:table-row>
        <table:table-row table:style-name="AROW-0" table:number-rows-repeated="10">
          <table:table-cell table:number-columns-repeated="8" table:style-name="ACE-0x8bccd58"/>
          <table:table-cell table:number-columns-repeated="1016" table:style-name="ACE-0x8bccd58"/>
        </table:table-row>
        <table:table-row table:style-name="AROW-0">
          <table:table-cell table:number-columns-repeated="8" table:style-name="ACE-0x8bccd58"/>
          <table:table-cell table:number-columns-repeated="1016" table:style-name="ACE-0x8bccd58"/>
        </table:table-row>
        <table:table-row table:style-name="AROW-0" table:number-rows-repeated="223">
          <table:table-cell table:number-columns-repeated="8" table:style-name="ACE-0x8bccd58"/>
          <table:table-cell table:number-columns-repeated="1016" table:style-name="ACE-0x8bccd58"/>
        </table:table-row>
        <table:table-row table:style-name="AROW-0">
          <table:table-cell table:number-columns-repeated="1024" table:style-name="ACE-0x8bccd58"/>
        </table:table-row>
        <table:table-row table:style-name="AROW-0" table:number-rows-repeated="3839">
          <table:table-cell table:number-columns-repeated="1024" table:style-name="ACE-0x8bccd58"/>
        </table:table-row>
        <table:table-row table:style-name="AROW-0">
          <table:table-cell table:number-columns-repeated="1024" table:style-name="ACE-0x8bccd58"/>
        </table:table-row>
        <table:table-row table:style-name="AROW-0" table:number-rows-repeated="61439">
          <table:table-cell table:number-columns-repeated="1024" table:style-name="ACE-0x8bccd58"/>
        </table:table-row>
        <table:table-row table:style-name="AROW-0">
          <table:table-cell table:number-columns-repeated="1024" table:style-name="ACE-0x8bccd58"/>
        </table:table-row>
        <table:table-row table:style-name="AROW-0" table:number-rows-repeated="983039">
          <table:table-cell table:number-columns-repeated="1024" table:style-name="ACE-0x8bccd58"/>
        </table:table-row>
        <table:named-expressions>
          <table:named-expression table:name="Print_Area" table:expression="of:=#REF!" table:base-cell-address="$'Visualizar partidas en curso como espectador - ESC03'.$A$1"/>
          <table:named-expression table:name="Sheet_Title" table:expression="of:=&quot;Visualizar partidas en curso como espectador - ESC03&quot;" table:base-cell-address="$'Visualizar partidas en curso como espectador - ESC0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64.01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a755f1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a78fe1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a7b6e4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8bfda58" style:display-name="Visualizar partidas en curso como espectador - ESC01" style:page-layout-name="pl-0xa755f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8bfdbb0" style:display-name="Visualizar partidas en curso como espectador - ESC02" style:page-layout-name="pl-0xa78fe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8bfdd08" style:display-name="Visualizar partidas en curso como espectador - ESC03" style:page-layout-name="pl-0xa7b6e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dc:creator>Juan Carlos Villalta Alvarado</dc:creator>
    <dc:date>2013-07-15T02:51:53Z</dc:date>
    <meta:creation-date>2013-04-16T18:59:24Z</meta:creation-date>
    <meta:editing-cycles>24</meta:editing-cycles>
    <meta:editing-duration>PT5H12M22S</meta:editing-duration>
    <meta:generator>gnumeric/1.10.17</meta:generator>
    <meta:initial-creator>Juan Carlos Villalta Alvarado</meta:initial-creator>
  </office:meta>
</office:document-meta>
</file>